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3.4689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2.3134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3.4134in"/>
    </style:style>
    <style:style style:name="co10" style:family="table-column">
      <style:table-column-properties fo:break-before="auto" style:column-width="2.4661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NS_20_Record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dddddd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border="0.74pt solid #dddddd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in"/>
    </style:style>
    <style:style style:name="ce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dddddd" style:diagonal-bl-tr="none" style:diagonal-tl-br="none" fo:border-left="none" fo:border-right="none" style:rotation-align="none" fo:border-top="0.74pt solid #dddddd"/>
    </style:style>
    <style:style style:name="ce15" style:family="table-cell" style:parent-style-name="Default">
      <style:table-cell-properties fo:border-bottom="0.74pt solid #dddddd" style:diagonal-bl-tr="none" style:diagonal-tl-br="none" style:text-align-source="fix" style:repeat-content="false" fo:border-left="none" fo:border-right="0.74pt solid #dddddd" style:rotation-align="none" fo:border-top="0.74pt solid #dddddd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3d3d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eeeeee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cfe2f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a2c4c9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a2c4c9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6"/>
        <table:table-column table:style-name="co5" table:number-columns-repeated="2" table:default-cell-style-name="Default"/>
        <table:table-column table:style-name="co5" table:number-columns-repeated="16377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Domain Profiler Summary for example.org</text:p>
          </table:table-cell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3" table:number-columns-spanned="4" table:number-rows-spanned="1"/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4" table:number-columns-spanned="4" table:number-rows-spanned="1"/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Top 5 Banners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 table:number-columns-spanned="3" table:number-rows-spanned="1">
            <text:p>Count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known</text:p>
          </table:table-cell>
          <table:table-cell table:style-name="ce11" office:value-type="float" office:value="78" calcext:value-type="float" table:number-columns-spanned="3" table:number-rows-spanned="1">
            <text:p>78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CloudFront</text:p>
          </table:table-cell>
          <table:table-cell table:style-name="ce1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nginx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awselb/2.0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2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9" office:value-type="string" calcext:value-type="string" table:number-columns-spanned="4" table:number-rows-spanned="1">
            <text:p>Top 5 ASN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ASN Name</text:p>
          </table:table-cell>
          <table:table-cell table:style-name="ce10" office:value-type="string" calcext:value-type="string">
            <text:p>Network Range</text:p>
          </table:table-cell>
          <table:table-cell table:style-name="ce10" office:value-type="string" calcext:value-type="string">
            <text:p>Count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618</text:p>
          </table:table-cell>
          <table:table-cell table:style-name="ce11" office:value-type="string" calcext:value-type="string">
            <text:p>AMAZON-AES - Amazon.com, Inc.</text:p>
          </table:table-cell>
          <table:table-cell table:style-name="ce11" office:value-type="string" calcext:value-type="string">
            <text:p>52.200.0.0/13</text:p>
          </table:table-cell>
          <table:table-cell table:style-name="ce11" office:value-type="float" office:value="19" calcext:value-type="float">
            <text:p>19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9551</text:p>
          </table:table-cell>
          <table:table-cell table:style-name="ce11" office:value-type="string" calcext:value-type="string">
            <text:p>INCAPSULA - Incapsula Inc</text:p>
          </table:table-cell>
          <table:table-cell table:style-name="ce11" office:value-type="string" calcext:value-type="string">
            <text:p>45.60.31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6509</text:p>
          </table:table-cell>
          <table:table-cell table:style-name="ce11" office:value-type="string" calcext:value-type="string">
            <text:p>AMAZON-02 - Amazon.com, Inc.</text:p>
          </table:table-cell>
          <table:table-cell table:style-name="ce11" office:value-type="string" calcext:value-type="string">
            <text:p>205.251.198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340</text:p>
          </table:table-cell>
          <table:table-cell table:style-name="ce11" office:value-type="string" calcext:value-type="string">
            <text:p>SALESFORCE - Salesforce.com, Inc.</text:p>
          </table:table-cell>
          <table:table-cell table:style-name="ce11" office:value-type="string" calcext:value-type="string">
            <text:p>136.147.176.0/20</text:p>
          </table:table-cell>
          <table:table-cell table:style-name="ce11" office:value-type="float" office:value="4" calcext:value-type="float">
            <text:p>4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701</text:p>
          </table:table-cell>
          <table:table-cell table:style-name="ce11" office:value-type="string" calcext:value-type="string">
            <text:p>UUNET - Verizon Business</text:p>
          </table:table-cell>
          <table:table-cell table:style-name="ce11" office:value-type="string" calcext:value-type="string">
            <text:p>204.51.64.0/18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2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2" office:value-type="string" calcext:value-type="string" table:number-columns-spanned="4" table:number-rows-spanned="1">
            <text:p>Top 5 Countries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 table:number-columns-spanned="3" table:number-rows-spanned="1">
            <text:p>Count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ited States</text:p>
          </table:table-cell>
          <table:table-cell table:style-name="ce11" office:value-type="float" office:value="56" calcext:value-type="float" table:number-columns-spanned="3" table:number-rows-spanned="1">
            <text:p>56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 table:number-columns-repeated="4"/>
          <table:table-cell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 table:number-rows-repeated="8">
          <table:table-cell table:style-name="ce1" table:number-columns-repeated="4"/>
          <table:table-cell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4" table:number-rows-repeated="1048545">
          <table:table-cell table:number-columns-repeated="7"/>
          <table:table-cell table:style-name="Default" table:number-columns-repeated="16377"/>
        </table:table-row>
        <table:table-row table:style-name="ro4">
          <table:table-cell table:number-columns-repeated="7"/>
          <table:table-cell table:style-name="Default" table:number-columns-repeated="16377"/>
        </table:table-row>
      </table:table>
      <table:table table:name="DNS Records" table:style-name="ta2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5" table:number-columns-repeated="16377" table:default-cell-style-name="Default"/>
        <table:table-row table:style-name="ro2"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verse DNS</text:p>
          </table:table-cell>
          <table:table-cell table:style-name="ce17" office:value-type="string" calcext:value-type="string">
            <text:p>Netblock Owner</text:p>
          </table:table-cell>
          <table:table-cell table:style-name="ce17" office:value-type="string" calcext:value-type="string">
            <text:p>HTTP Servi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ces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min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og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ochure.example.org</text:p>
          </table:table-cell>
          <table:table-cell office:value-type="string" calcext:value-type="string">
            <text:p>99.84.160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99-84-160-58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ww.brochure.example.org</text:p>
          </table:table-cell>
          <table:table-cell office:value-type="string" calcext:value-type="string">
            <text:p>18.155.192.5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.example.org</text:p>
          </table:table-cell>
          <table:table-cell office:value-type="string" calcext:value-type="string">
            <text:p>13.33.67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3-33-67-45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so-network.example.org</text:p>
          </table:table-cell>
          <table:table-cell office:value-type="string" calcext:value-type="string">
            <text:p>35.165.247.15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nginx - 410 page not found</text:p>
            <text:p>HTTPS: nginx - 410 page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uter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ent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-defense.example.org</text:p>
          </table:table-cell>
          <table:table-cell office:value-type="string" calcext:value-type="string">
            <text:p>18.164.96.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8-164-96-61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leader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warriorchallenge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fiant.example.org</text:p>
          </table:table-cell>
          <table:table-cell office:value-type="string" calcext:value-type="string">
            <text:p>208.255.174.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-cmp-api.example.org</text:p>
          </table:table-cell>
          <table:table-cell office:value-type="string" calcext:value-type="string">
            <text:p>3.20.70.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0-70-247.us-east-2.compute.amazonaws.com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hq.example.org</text:p>
          </table:table-cell>
          <table:table-cell office:value-type="string" calcext:value-type="string">
            <text:p>54.196.230.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196-230-225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S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devhq.example.org</text:p>
          </table:table-cell>
          <table:table-cell office:value-type="string" calcext:value-type="string">
            <text:p>44.195.57.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44-195-57-1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elop.devhq.example.org</text:p>
          </table:table-cell>
          <table:table-cell office:value-type="string" calcext:value-type="string">
            <text:p>23.23.204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23-23-204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develop.devhq.example.org</text:p>
          </table:table-cell>
          <table:table-cell office:value-type="string" calcext:value-type="string">
            <text:p>98.90.135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98-90-135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sandbox.devhq.example.org</text:p>
          </table:table-cell>
          <table:table-cell office:value-type="string" calcext:value-type="string">
            <text:p>3.216.246.7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labs.example.org</text:p>
          </table:table-cell>
          <table:table-cell office:value-type="string" calcext:value-type="string">
            <text:p>204.51.94.23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rt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odin.devlabs.example.org</text:p>
          </table:table-cell>
          <table:table-cell office:value-type="string" calcext:value-type="string">
            <text:p>3.238.182.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38-182-2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shboards.odin.devlabs.example.org</text:p>
          </table:table-cell>
          <table:table-cell office:value-type="string" calcext:value-type="string">
            <text:p>52.204.52.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2-204-52-213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wr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ylabs.odin.devlabs.example.org</text:p>
          </table:table-cell>
          <table:table-cell office:value-type="string" calcext:value-type="string">
            <text:p>52.85.31.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idc.odin.devlabs.example.org</text:p>
          </table:table-cell>
          <table:table-cell office:value-type="string" calcext:value-type="string">
            <text:p>108.139.47.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08-139-47-100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.odin.devlabs.example.org</text:p>
          </table:table-cell>
          <table:table-cell office:value-type="string" calcext:value-type="string">
            <text:p>100.50.147.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100-50-147-9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hano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launcher.devnetwars.example.org</text:p>
          </table:table-cell>
          <table:table-cell office:value-type="string" calcext:value-type="string">
            <text:p>35.188.16.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8.16.188.35.bc.googleusercontent.com</text:p>
          </table:table-cell>
          <table:table-cell office:value-type="string" calcext:value-type="string">
            <text:p>GOOGLE-CLOUD-PLATFORM - Google LLC</text:p>
            <text:p>396982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fir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gital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dns21a.example.org</text:p>
          </table:table-cell>
          <table:table-cell office:value-type="string" calcext:value-type="string">
            <text:p>66.35.59.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MDC-AS12025 - Iron Mountain Data Center</text:p>
            <text:p>12025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ail.example.org</text:p>
          </table:table-cell>
          <table:table-cell office:value-type="string" calcext:value-type="string">
            <text:p>136.147.129.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k27.mta.exacttarget.com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ck.email.example.org</text:p>
          </table:table-cell>
          <table:table-cell office:value-type="string" calcext:value-type="string">
            <text:p>136.147.189.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ick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403 - Forbidden: Access is deni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age.email.example.org</text:p>
          </table:table-cell>
          <table:table-cell office:value-type="string" calcext:value-type="string">
            <text:p>54.230.253.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54-230-253-32.atl59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a.email.example.org</text:p>
          </table:table-cell>
          <table:table-cell office:value-type="string" calcext:value-type="string">
            <text:p>136.147.188.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ta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.email.example.org</text:p>
          </table:table-cell>
          <table:table-cell office:value-type="string" calcext:value-type="string">
            <text:p>136.147.189.15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Object moved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ep.example.org</text:p>
          </table:table-cell>
          <table:table-cell office:value-type="string" calcext:value-type="string">
            <text:p>160.109.226.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TTDATA-SERVICES-AS1 - NTT DATA Services Holdings Corporation</text:p>
            <text:p>1294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edback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w1-dev-aws.example.org</text:p>
          </table:table-cell>
          <table:table-cell office:value-type="string" calcext:value-type="string">
            <text:p>100.26.66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1-prod-aws.example.org</text:p>
          </table:table-cell>
          <table:table-cell office:value-type="string" calcext:value-type="string">
            <text:p>3.233.212.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dev-aws.example.org</text:p>
          </table:table-cell>
          <table:table-cell office:value-type="string" calcext:value-type="string">
            <text:p>34.226.171.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prod-aws.example.org</text:p>
          </table:table-cell>
          <table:table-cell office:value-type="string" calcext:value-type="string">
            <text:p>34.192.32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dev-aws.example.org</text:p>
          </table:table-cell>
          <table:table-cell office:value-type="string" calcext:value-type="string">
            <text:p>52.21.251.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prod-aws.example.org</text:p>
          </table:table-cell>
          <table:table-cell office:value-type="string" calcext:value-type="string">
            <text:p>35.171.37.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dev-aws.example.org</text:p>
          </table:table-cell>
          <table:table-cell office:value-type="string" calcext:value-type="string">
            <text:p>54.90.161.9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prod-aws.example.org</text:p>
          </table:table-cell>
          <table:table-cell office:value-type="string" calcext:value-type="string">
            <text:p>52.202.199.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4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6">
          <table:table-cell table:style-name="ce19" office:value-type="string" calcext:value-type="string">
            <text:p>10 mxa-002c1802.gslb.pphosted.com</text:p>
          </table:table-cell>
          <table:table-cell table:style-name="ce19" office:value-type="string" calcext:value-type="string">
            <text:p>205.220.161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a-002c1802.pphosted.com</text:p>
          </table:table-cell>
          <table:table-cell table:style-name="ce22" office:value-type="string" calcext:value-type="string">
            <text:p>PROOFPOINT-ASN-US-WEST - Proofpoint, Inc.</text:p>
            <text:p>26211 / United States</text:p>
          </table:table-cell>
          <table:table-cell table:style-name="ce22"/>
          <table:table-cell table:number-columns-repeated="16377"/>
        </table:table-row>
        <table:table-row table:style-name="ro6">
          <table:table-cell table:style-name="ce19" office:value-type="string" calcext:value-type="string">
            <text:p>10 mxb-002c1802.gslb.pphosted.com</text:p>
          </table:table-cell>
          <table:table-cell table:style-name="ce19" office:value-type="string" calcext:value-type="string">
            <text:p>205.220.173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b-002c1802.pphosted.com</text:p>
          </table:table-cell>
          <table:table-cell table:style-name="ce22" office:value-type="string" calcext:value-type="string">
            <text:p>PROOFPOINT-ASN-US-EAST - Proofpoint, Inc.</text:p>
            <text:p>22843 / United States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20" office:value-type="string" calcext:value-type="string">
            <text:p>ns-282.awsdns-35.com</text:p>
          </table:table-cell>
          <table:table-cell table:style-name="ce20" office:value-type="string" calcext:value-type="string">
            <text:p>205.251.193.2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282.awsdns-35.com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749.awsdns-29.net</text:p>
          </table:table-cell>
          <table:table-cell table:style-name="ce20" office:value-type="string" calcext:value-type="string">
            <text:p>205.251.194.237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270.awsdns-30.org</text:p>
          </table:table-cell>
          <table:table-cell table:style-name="ce20" office:value-type="string" calcext:value-type="string">
            <text:p>205.251.196.24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1270.awsdns-30.org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746.awsdns-26.co.uk</text:p>
          </table:table-cell>
          <table:table-cell table:style-name="ce20" office:value-type="string" calcext:value-type="string">
            <text:p>205.251.198.210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</table:table>
      <table:table table:name="Sheet3" table:style-name="ta3">
        <office:forms form:automatic-focus="false" form:apply-design-mode="false"/>
        <table:table-column table:style-name="co1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0:59:52.199704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NS_20_Records" style:display-name="PageStyle_DNS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2-16T01:14:48</meta:creation-date>
    <dc:date>2026-03-08T21:30:03.132833204</dc:date>
    <meta:generator>LibreOffice/25.8.4.2$Linux_AARCH64 LibreOffice_project/580$Build-2</meta:generator>
    <meta:editing-duration>PT21M14S</meta:editing-duration>
    <meta:editing-cycles>3</meta:editing-cycles>
    <meta:document-statistic meta:table-count="3" meta:cell-count="333" meta:object-count="0"/>
    <meta:user-defined meta:name="AppVersion">16.0300</meta:user-defined>
  </office:meta>
</office:document-meta>
</file>